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9d50" officeooo:paragraph-rsid="00149d50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4461_1599572994"/>A<text:bookmark-end text:name="__RefHeading__4461_1599572994"/></text:h>
      <text:h text:style-name="Heading_20_2" text:outline-level="2"><text:bookmark-start text:name="__RefHeading__4463_1599572994"/>A1<text:bookmark-end text:name="__RefHeading__4463_1599572994"/></text:h>
      <text:h text:style-name="Heading_20_3" text:outline-level="3"><text:bookmark-start text:name="__RefHeading__4465_1599572994"/>A11<text:bookmark-end text:name="__RefHeading__4465_1599572994"/></text:h>
      <text:h text:style-name="Heading_20_3" text:outline-level="3"><text:bookmark-start text:name="__RefHeading__4467_1599572994"/>A12<text:bookmark-end text:name="__RefHeading__4467_1599572994"/></text:h>
      <text:h text:style-name="Heading_20_2" text:outline-level="2"><text:bookmark-start text:name="__RefHeading__4469_1599572994"/>A2<text:bookmark-end text:name="__RefHeading__4469_1599572994"/></text:h>
      <text:h text:style-name="Heading_20_2" text:outline-level="2"><text:bookmark-start text:name="__RefHeading__4471_1599572994"/>A3<text:bookmark-end text:name="__RefHeading__4471_1599572994"/></text:h>
      <text:h text:style-name="Heading_20_3" text:outline-level="3"><text:bookmark-start text:name="__RefHeading__4473_1599572994"/>A31<text:bookmark-end text:name="__RefHeading__4473_1599572994"/></text:h>
      <text:h text:style-name="Heading_20_3" text:outline-level="3"><text:bookmark-start text:name="__RefHeading__4475_1599572994"/>A32<text:bookmark-end text:name="__RefHeading__4475_1599572994"/></text:h>
      <text:h text:style-name="Heading_20_1" text:outline-level="1"><text:bookmark-start text:name="__RefHeading__4351_1599572994"/>B<text:bookmark-end text:name="__RefHeading__4351_1599572994"/></text:h>
      <text:h text:style-name="Heading_20_2" text:outline-level="2"><text:bookmark-start text:name="__RefHeading__4353_1599572994"/>B1<text:bookmark-end text:name="__RefHeading__4353_1599572994"/></text:h>
      <text:h text:style-name="Heading_20_2" text:outline-level="2"><text:bookmark-start text:name="__RefHeading__4355_1599572994"/>B2<text:bookmark-end text:name="__RefHeading__4355_1599572994"/></text:h>
      <text:p text:style-name="P2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"><text:a xlink:type="simple" xlink:href="#__RefHeading__4461_1599572994" text:style-name="Index_20_Link" text:visited-style-name="Index_20_Link">1A<text:tab/>1</text:a></text:p>
          <text:p text:style-name="P4"><text:a xlink:type="simple" xlink:href="#__RefHeading__4463_1599572994" text:style-name="Index_20_Link" text:visited-style-name="Index_20_Link">1.1A1<text:tab/>1</text:a></text:p>
          <text:p text:style-name="P1"><text:a xlink:type="simple" xlink:href="#__RefHeading__4465_1599572994" text:style-name="Index_20_Link" text:visited-style-name="Index_20_Link">1.1.1A11<text:tab/>1</text:a></text:p>
          <text:p text:style-name="P1"><text:a xlink:type="simple" xlink:href="#__RefHeading__4467_1599572994" text:style-name="Index_20_Link" text:visited-style-name="Index_20_Link">1.1.2A12<text:tab/>1</text:a></text:p>
          <text:p text:style-name="P4"><text:a xlink:type="simple" xlink:href="#__RefHeading__4469_1599572994" text:style-name="Index_20_Link" text:visited-style-name="Index_20_Link">1.2A2<text:tab/>1</text:a></text:p>
          <text:p text:style-name="P4"><text:a xlink:type="simple" xlink:href="#__RefHeading__4471_1599572994" text:style-name="Index_20_Link" text:visited-style-name="Index_20_Link">1.3A3<text:tab/>1</text:a></text:p>
          <text:p text:style-name="P1"><text:a xlink:type="simple" xlink:href="#__RefHeading__4473_1599572994" text:style-name="Index_20_Link" text:visited-style-name="Index_20_Link">1.3.1A31<text:tab/>1</text:a></text:p>
          <text:p text:style-name="P1"><text:a xlink:type="simple" xlink:href="#__RefHeading__4475_1599572994" text:style-name="Index_20_Link" text:visited-style-name="Index_20_Link">1.3.2A32<text:tab/>1</text:a></text:p>
          <text:p text:style-name="P3"><text:a xlink:type="simple" xlink:href="#__RefHeading__4351_1599572994" text:style-name="Index_20_Link" text:visited-style-name="Index_20_Link">2B<text:tab/>1</text:a></text:p>
          <text:p text:style-name="P4"><text:a xlink:type="simple" xlink:href="#__RefHeading__4353_1599572994" text:style-name="Index_20_Link" text:visited-style-name="Index_20_Link">2.1B1<text:tab/>1</text:a></text:p>
          <text:p text:style-name="P4"><text:a xlink:type="simple" xlink:href="#__RefHeading__4355_1599572994" text:style-name="Index_20_Link" text:visited-style-name="Index_20_Link">2.2B2<text:tab/>1</text:a>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8:01:10.302553142</meta:creation-date>
    <dc:date>2016-05-16T20:40:20.223127922</dc:date>
    <meta:editing-duration>PT1H54M13S</meta:editing-duration>
    <meta:editing-cycles>1</meta:editing-cycles>
    <meta:document-statistic meta:table-count="0" meta:image-count="0" meta:object-count="0" meta:page-count="1" meta:paragraph-count="23" meta:word-count="47" meta:character-count="161" meta:non-whitespace-character-count="148"/>
    <meta:generator>LibreOffice/4.2.8.2$Linux_X86_64 LibreOffice_project/420m0$Build-2</meta:generator>
  </office:meta>
</office:document-meta>
</file>